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465" officeooo:paragraph-rsid="00011465"/>
    </style:style>
    <style:style style:name="P2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11465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fo:font-size="18pt" fo:font-style="normal" fo:font-weight="normal" officeooo:rsid="00011465" officeooo:paragraph-rsid="00011465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18pt" fo:font-style="italic" style:text-underline-style="solid" style:text-underline-width="auto" style:text-underline-color="font-color" fo:font-weight="bold" officeooo:rsid="00011465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27b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5"><text:s text:c="6"/></text:span><text:span text:style-name="T1"><text:s text:c="22"/></text:span><text:span text:style-name="T2"><text:s text:c="4"/></text:span><text:span text:style-name="T3">Assignment-3</text:span></text:p>
      <text:p text:style-name="P2"/>
      <text:p text:style-name="P1"><text:span text:style-name="T1">Q1&gt;</text:span><text:span text:style-name="T4"> <text:s/>Does ANSI recognize the data type DATE?</text:span></text:p>
      <text:p text:style-name="P3">Ans&gt; <text:span text:style-name="T6">No</text:span></text:p>
      <text:p text:style-name="P3"/>
      <text:p text:style-name="P3">Q2&gt; Which subdivision of SQL is used to insert values in tables?</text:p>
      <text:p text:style-name="P3">Ans&gt; Insert divis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34:55.778194245</meta:creation-date>
    <dc:date>2023-09-12T13:53:09.222909778</dc:date>
    <meta:editing-duration>PT30M3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26" meta:character-count="180" meta:non-whitespace-character-count="126"/>
  </office:meta>
</office:document-meta>
</file>